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ea1a" officeooo:paragraph-rsid="001fea1a"/>
    </style:style>
    <style:style style:name="P2" style:family="paragraph" style:parent-style-name="Standard">
      <style:text-properties officeooo:paragraph-rsid="0021e555"/>
    </style:style>
    <style:style style:name="P3" style:family="paragraph" style:parent-style-name="Standard">
      <style:text-properties officeooo:paragraph-rsid="00223db4"/>
    </style:style>
    <style:style style:name="P4" style:family="paragraph" style:parent-style-name="Standard">
      <style:text-properties officeooo:rsid="00223db4" officeooo:paragraph-rsid="00223db4"/>
    </style:style>
    <style:style style:name="P5" style:family="paragraph" style:parent-style-name="Standard">
      <style:text-properties fo:font-weight="bold" officeooo:rsid="00223db4" officeooo:paragraph-rsid="00223db4" style:font-weight-asian="bold" style:font-weight-complex="bold"/>
    </style:style>
    <style:style style:name="P6" style:family="paragraph" style:parent-style-name="Standard">
      <style:text-properties fo:font-weight="bold" officeooo:rsid="001fea1a" officeooo:paragraph-rsid="001fea1a" style:font-weight-asian="bold" style:font-weight-complex="bold"/>
    </style:style>
    <style:style style:name="P7" style:family="paragraph" style:parent-style-name="Standard">
      <style:text-properties fo:font-weight="bold" officeooo:rsid="00295e19" officeooo:paragraph-rsid="0029b392" style:font-weight-asian="bold" style:font-weight-complex="bold"/>
    </style:style>
    <style:style style:name="P8" style:family="paragraph" style:parent-style-name="Standard">
      <style:text-properties fo:font-weight="bold" officeooo:rsid="00295e19" officeooo:paragraph-rsid="002c4261" style:font-weight-asian="bold" style:font-weight-complex="bold"/>
    </style:style>
    <style:style style:name="P9" style:family="paragraph" style:parent-style-name="Standard">
      <style:text-properties fo:font-weight="bold" officeooo:rsid="002c4261" officeooo:paragraph-rsid="002c4261" style:font-weight-asian="bold" style:font-weight-complex="bold"/>
    </style:style>
    <style:style style:name="P10" style:family="paragraph" style:parent-style-name="Standard">
      <style:text-properties fo:font-weight="normal" officeooo:rsid="002c4261" officeooo:paragraph-rsid="002c4261" style:font-weight-asian="normal" style:font-weight-complex="normal"/>
    </style:style>
    <style:style style:name="P11" style:family="paragraph" style:parent-style-name="Standard">
      <style:text-properties fo:font-weight="normal" officeooo:rsid="002c4261" officeooo:paragraph-rsid="002fbbac" style:font-weight-asian="normal" style:font-weight-complex="normal"/>
    </style:style>
    <style:style style:name="P12" style:family="paragraph" style:parent-style-name="Standard">
      <style:text-properties officeooo:rsid="001fea1a" officeooo:paragraph-rsid="002fbbac"/>
    </style:style>
    <style:style style:name="P13" style:family="paragraph" style:parent-style-name="Standard">
      <style:text-properties fo:font-weight="bold" officeooo:rsid="001fea1a" officeooo:paragraph-rsid="002fbbac" style:font-weight-asian="bold" style:font-weight-complex="bold"/>
    </style:style>
    <style:style style:name="P14" style:family="paragraph" style:parent-style-name="Standard">
      <style:text-properties fo:font-weight="bold" officeooo:rsid="00295e19" officeooo:paragraph-rsid="002fbbac" style:font-weight-asian="bold" style:font-weight-complex="bold"/>
    </style:style>
    <style:style style:name="P15" style:family="paragraph" style:parent-style-name="Standard">
      <style:text-properties fo:font-weight="bold" officeooo:rsid="00223db4" officeooo:paragraph-rsid="002fbbac" style:font-weight-asian="bold" style:font-weight-complex="bold"/>
    </style:style>
    <style:style style:name="P16" style:family="paragraph" style:parent-style-name="Standard">
      <style:text-properties fo:font-weight="bold" officeooo:rsid="002c4261" officeooo:paragraph-rsid="002fbbac" style:font-weight-asian="bold" style:font-weight-complex="bold"/>
    </style:style>
    <style:style style:name="P17" style:family="paragraph" style:parent-style-name="Standard">
      <style:text-properties officeooo:rsid="00223db4" officeooo:paragraph-rsid="002fbbac"/>
    </style:style>
    <style:style style:name="P18" style:family="paragraph" style:parent-style-name="Standard">
      <style:text-properties officeooo:paragraph-rsid="002fbba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e555" style:font-weight-asian="bold" style:font-weight-complex="bold"/>
    </style:style>
    <style:style style:name="T3" style:family="text">
      <style:text-properties fo:font-weight="bold" officeooo:rsid="0027cc1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1e555" style:font-weight-asian="normal" style:font-weight-complex="normal"/>
    </style:style>
    <style:style style:name="T6" style:family="text">
      <style:text-properties fo:font-weight="normal" officeooo:rsid="00223db4" style:font-weight-asian="normal" style:font-weight-complex="normal"/>
    </style:style>
    <style:style style:name="T7" style:family="text">
      <style:text-properties fo:font-weight="normal" officeooo:rsid="002c4261" style:font-weight-asian="normal" style:font-weight-complex="normal"/>
    </style:style>
    <style:style style:name="T8" style:family="text">
      <style:text-properties officeooo:rsid="00223db4"/>
    </style:style>
    <style:style style:name="T9" style:family="text">
      <style:text-properties officeooo:rsid="00236a96"/>
    </style:style>
    <style:style style:name="T10" style:family="text">
      <style:text-properties officeooo:rsid="002567cb"/>
    </style:style>
    <style:style style:name="T11" style:family="text">
      <style:text-properties officeooo:rsid="0025d1b5"/>
    </style:style>
    <style:style style:name="T12" style:family="text">
      <style:text-properties officeooo:rsid="002673be"/>
    </style:style>
    <style:style style:name="T13" style:family="text">
      <style:text-properties officeooo:rsid="00295e19"/>
    </style:style>
    <style:style style:name="T14" style:family="text">
      <style:text-properties officeooo:rsid="0029b392"/>
    </style:style>
    <style:style style:name="T15" style:family="text">
      <style:text-properties officeooo:rsid="002dd4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Describe brevemente todos los principios de diseño interactivo que encuentres y pon un ejemplo</text:p>
      <text:p text:style-name="P12"/>
      <text:p text:style-name="P13">1º <text:span text:style-name="T13">C</text:span>onsistencia</text:p>
      <text:p text:style-name="P12">El concepto de consistencia se refiere a mantener un patrón visual similar o consistente a través de las plataformas, <text:span text:style-name="T8">como los colores de fondo, símbolos etc</text:span></text:p>
      <text:p text:style-name="P12"/>
      <text:p text:style-name="P12">Ejemplo: <text:span text:style-name="T8">Una pagina <text:s/>que usa siempre el mismo símbolo en el botón para una misma acción, o el mismo tono </text:span><text:span text:style-name="T11">de fondo </text:span><text:span text:style-name="T8">para las diferentes secciones de una pagina web</text:span></text:p>
      <text:p text:style-name="P12"/>
      <text:p text:style-name="P12"/>
      <text:p text:style-name="P13">2º <text:span text:style-name="T13">A</text:span>prendizaje </text:p>
      <text:p text:style-name="P12">Es dar facilidad al usuario para que aprenda de la interfaz eso se consigue con interfaces intuitivas,</text:p>
      <text:p text:style-name="P12">proporcionándole algo que para el ya tenga un sentido aunque sea la primera vez que navegue en la web</text:p>
      <text:p text:style-name="P12"/>
      <text:p text:style-name="P12">Ejemplo: <text:span text:style-name="T9">El uso de un icono de un pantalón para entrar a la sección de pantalones de una tineda de ropa</text:span></text:p>
      <text:p text:style-name="P12"/>
      <text:p text:style-name="P14">6º A<text:span text:style-name="T14">ff</text:span>ordance --&gt; https://www.inesdi.com/blog/affordance-ux-que-es/</text:p>
      <text:p text:style-name="P14"><text:span text:style-name="T4">Se puede definir como </text:span><text:span text:style-name="Strong_20_Emphasis"><text:span text:style-name="T4">aquella situación en la que las características de un objeto dejan al descubierto su funcionalidad y uso </text:span></text:span></text:p>
      <text:p text:style-name="P14"><text:span text:style-name="Strong_20_Emphasis"><text:span text:style-name="T7">Ejemplo</text:span></text:span></text:p>
      <text:p text:style-name="P14"><text:span text:style-name="Strong_20_Emphasis"><text:span text:style-name="T7">que el botón sea un botón y te incite a pulsarlo</text:span></text:span></text:p>
      <text:p text:style-name="P12"/>
      <text:p text:style-name="P13">3º <text:span text:style-name="T13">U</text:span>sabilidad</text:p>
      <text:p text:style-name="P12">la interfaz debe ser intuitiva y fácil de aprend<text:span text:style-name="T9">e</text:span>r a usar </text:p>
      <text:p text:style-name="P12"/>
      <text:p text:style-name="P12">Ejemplo: Tienda Online Amazon encontrar rápidamente cualquier producto <text:span text:style-name="T12">o el portal de google</text:span></text:p>
      <text:p text:style-name="P12"/>
      <text:p text:style-name="P12"/>
      <text:p text:style-name="P18"><text:span text:style-name="T2">4º </text:span><text:span text:style-name="Strong_20_Emphasis"><text:span text:style-name="T1">Previsión </text:span></text:span><text:span text:style-name="Strong_20_Emphasis"><text:span text:style-name="T3">(funcionalidad)</text:span></text:span></text:p>
      <text:p text:style-name="P18"><text:span text:style-name="Strong_20_Emphasis"><text:span text:style-name="T6">El contexto debe ser significativo y responder a las expectativas previamente establecidas, es decir, </text:span></text:span></text:p>
      <text:p text:style-name="P18"><text:span text:style-name="Strong_20_Emphasis"><text:span text:style-name="T6">las instrucciones deben estar directamente o</text:span></text:span><text:span text:style-name="Strong_20_Emphasis"><text:span text:style-name="T5">rientadas correctamente hacia los objetivos del usuar</text:span></text:span><text:span text:style-name="Strong_20_Emphasis"><text:span text:style-name="T6">io</text:span></text:span></text:p>
      <text:p text:style-name="P18"><text:span text:style-name="Strong_20_Emphasis"><text:span text:style-name="T6"/></text:span></text:p>
      <text:p text:style-name="P17">Ejemplo: <text:span text:style-name="T10">Si entras en la sección “contacto” se espera encontrar un correo-e o un numero de telefono</text:span></text:p>
      <text:p text:style-name="P17"/>
      <text:p text:style-name="P17"/>
      <text:p text:style-name="P15">5º Retroalimentación <text:span text:style-name="T12">(visibilidad)</text:span></text:p>
      <text:p text:style-name="P17">La retroalimentación es la respuesta a la interacción del usuario y los resultados que genera</text:p>
      <text:p text:style-name="P17"/>
      <text:p text:style-name="P17">Ejemplo: <text:span text:style-name="T10">si el usuario inicia sesión se espera un mensaje de bienvenida</text:span></text:p>
      <text:p text:style-name="P17"/>
      <text:p text:style-name="P16"><text:span text:style-name="T15">7º </text:span>previsibilidad</text:p>
      <text:p text:style-name="P11">hace sentir al usuario que tiene el control </text:p>
      <text:p text:style-name="P16"><text:span text:style-name="T4"/></text:p>
      <text:p text:style-name="P11">Ejemplo: El botón de deshacer lo que acabas de realiza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9:22:14.942000000</meta:creation-date>
    <dc:date>2024-09-30T10:30:06.082000000</dc:date>
    <meta:editing-duration>PT59M25S</meta:editing-duration>
    <meta:editing-cycles>15</meta:editing-cycles>
    <meta:generator>LibreOffice/7.6.1.2$Windows_X86_64 LibreOffice_project/f5defcebd022c5bc36bbb79be232cb6926d8f674</meta:generator>
    <meta:print-date>2024-09-30T10:23:24.836000000</meta:print-date>
    <meta:printed-by>Archivos PDF</meta:printed-by>
    <meta:document-statistic meta:table-count="0" meta:image-count="0" meta:object-count="0" meta:page-count="1" meta:paragraph-count="25" meta:word-count="291" meta:character-count="1802" meta:non-whitespace-character-count="1531"/>
  </office:meta>
</office:document-meta>
</file>